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weight="bold" officeooo:rsid="001cf0c7" officeooo:paragraph-rsid="001cf0c7" style:font-weight-asian="bold" style:font-weight-complex="bold"/>
    </style:style>
    <style:style style:name="P2" style:family="paragraph" style:parent-style-name="Standard">
      <style:text-properties style:font-name="FreeMono" fo:font-weight="bold" officeooo:rsid="001e831d" officeooo:paragraph-rsid="001e831d" style:font-weight-asian="bold" style:font-weight-complex="bold"/>
    </style:style>
    <style:style style:name="T1" style:family="text">
      <style:text-properties officeooo:rsid="001e831d"/>
    </style:style>
    <style:style style:name="T2" style:family="text">
      <style:text-properties officeooo:rsid="001cf0c7"/>
    </style:style>
    <style:style style:name="T3" style:family="text">
      <style:text-properties officeooo:rsid="002039fe"/>
    </style:style>
    <style:style style:name="T4" style:family="text">
      <style:text-properties officeooo:rsid="00213353"/>
    </style:style>
    <style:style style:name="T5" style:family="text">
      <style:text-properties officeooo:rsid="00243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xample of extreme genericity in ur/web</text:p>
      <text:p text:style-name="P1">_______________________________________</text:p>
      <text:p text:style-name="P1"/>
      <text:p text:style-name="P1"/>
      <text:p text:style-name="P1">ur/web <text:span text:style-name="T1">[1]</text:span> is some initial attempt to create some database distributed unified-grammar extremely-generic programming for editing and automating hypertextual mathematics.</text:p>
      <text:p text:style-name="P1"/>
      <text:p text:style-name="P1">Some questions by 1337777.org <text:span text:style-name="T1">[2] </text:span>is how such editing activities are :</text:p>
      <text:p text:style-name="P1">* tutored using timed or synchronized browsing and using geolocated references;</text:p>
      <text:p text:style-name="P1">* authored simultaneously by different authors : confirmation of (oauth or inbrowser ecdsa) public id same as author of message;</text:p>
      <text:p text:style-name="P1">* practical legal : separate ( « possibly-questionable » ) content from references, confuse/fuzzy or random ( none « intent/motive/know » ) references, alternative non-textual iconography interface.</text:p>
      <text:p text:style-name="P1"/>
      <text:p text:style-name="P2">This attempt shall be beyond the mere list of textual mathematics of ncatlab.org or the computer mathematics <text:span text:style-name="T3">of</text:span> [3] in the grammar of homotopical logic. Some alternative grammar or <text:span text:style-name="T2">« </text:span>coordinates <text:span text:style-name="T2">» </text:span>in the style of Dosen is possible for <text:span text:style-name="T4">computing</text:span> such mathematics ...</text:p>
      <text:p text:style-name="P1"/>
      <text:p text:style-name="P1"/>
      <text:p text:style-name="P2">References</text:p>
      <text:p text:style-name="P2">[1] Adam Chlipala. “Ur/Web: A Simple Model for Programming</text:p>
      <text:p text:style-name="P2">the Web” In: <text:a xlink:type="simple" xlink:href="http://impredicative.com/ur/" text:style-name="Internet_20_link" text:visited-style-name="Visited_20_Internet_20_Link">http://impredicative.com/ur/</text:a> </text:p>
      <text:p text:style-name="P2">[2] 1337777.net. “1337777.org” <text:span text:style-name="T5">In: </text:span><text:a xlink:type="simple" xlink:href="https://github.com/1337777/upo/" text:style-name="Internet_20_link" text:visited-style-name="Visited_20_Internet_20_Link">https://github.com/1337777/upo/</text:a></text:p>
      <text:p text:style-name="P2">[3] Jason Gross, Adam Chlipala, David I. Spivak. “Experi-</text:p>
      <text:p text:style-name="P2">ence Implementing a Performant Category-Theory Library</text:p>
      <text:p text:style-name="P2">in Coq” In: <text:a xlink:type="simple" xlink:href="http://people.csail.mit.edu/jgross/" text:style-name="Internet_20_link" text:visited-style-name="Visited_20_Internet_20_Link">http://people.csail.mit.edu/jgross/</text:a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00:04:06.220983104</meta:creation-date>
    <dc:date>2015-12-14T00:24:20.689744033</dc:date>
    <meta:editing-duration>PT20M11S</meta:editing-duration>
    <meta:editing-cycles>8</meta:editing-cycles>
    <meta:generator>LibreOffice/5.0.2.2$Linux_X86_64 LibreOffice_project/00m0$Build-2</meta:generator>
    <meta:document-statistic meta:table-count="0" meta:image-count="0" meta:object-count="0" meta:page-count="1" meta:paragraph-count="15" meta:word-count="179" meta:character-count="1322" meta:non-whitespace-character-count="1156"/>
  </office:meta>
</office:document-meta>
</file>